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in" fo:margin-bottom="0in" fo:line-height="100%" fo:text-align="start"/>
    </style:style>
    <style:style style:name="P3" style:family="paragraph">
      <loext:graphic-properties draw:fill="none"/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91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0193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95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9862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898in" fo:min-width="0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3717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457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953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2398in" fo:min-width="0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2189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20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9673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1028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0398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7244in" fo:min-width="0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0752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9409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2.0398in" fo:min-width="0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811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5846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2866in" fo:min-width="0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8484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7929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1783in" fo:min-width="0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1874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- Geografíia</text:p>
      <text:p text:style-name="Standard"><draw:g text:anchor-type="as-char" draw:z-index="0" draw:style-name="gr1"><draw:custom-shape draw:name="Shape 2" draw:style-name="gr2" draw:text-style-name="P3" svg:width="5.9512in" svg:height="2.6606in" svg:x="0.3173in" svg:y="0.1984in"><text:p text:style-name="P2"><text:span text:style-name="T1">Rios(NombreRio, NombreProv, NombreAfluy)</text:span></text:p><text:p text:style-name="P2"><text:span text:style-name="T1"/></text:p><text:p text:style-name="P2"><text:span text:style-name="T1">Mares(NombreMar, NombreRio)</text:span></text:p><text:p text:style-name="P2"><text:span text:style-name="T1"/></text:p><text:p text:style-name="P2"><text:span text:style-name="T1">Provincias(NombreProv, NombreCiudad)</text:span></text:p><text:p text:style-name="P2"><text:span text:style-name="T1"/></text:p><text:p text:style-name="P2"><text:span text:style-name="T1">Ciudad(NombreCiudad, NombreProv, Habitantes)</text:span></text:p><text:p text:style-name="P2"><text:span text:style-name="T1"/></text:p><text:p text:style-name="P2"><text:span text:style-name="T1">Costas(NombreMar, NombreProv, Km_Costa)</text:span></text:p><text:p text:style-name="P2"><text:span text:style-name="T1"/></text:p><text:p text:style-name="P2"><text:span text:style-name="T1">Transcursos(NombreRio, NombreCiudad, NombrePro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4" svg:width="0.0988in" svg:height="0.0024in" draw:transform="rotate (-3.14159265358979) translate (3.28138670166229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42404855643045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55222003499563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679604111986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82235892388451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11849300087489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26194225721785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8972003499563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5174978127734in 0.5187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5946522309711in 0.52152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21779855643045in 0.9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6055336832896in 0.9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48833114610674in 0.9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1610892388451in 0.9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5877077865267in 0.9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1502077865267in 1.36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5777559055118in 1.36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8515966754156in 1.36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11333114610674in 1.36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25668744531933in 1.36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4319225721785in 1.8138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85854111986in 1.8138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1402559055118in 1.8138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04140966754156in 1.8138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96in" svg:height="0.0024in" draw:transform="rotate (-3.14159265358979) translate (3.18416447944007in 1.8138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4597003499563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48833114610674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61610892388451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74388670166229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8694225721785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20222003499563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34488188976378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47305336832896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60043744531933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74319225721785in 2.29583333333333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8049978127734in 2.76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1.94696522309711in 2.76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07513670166229in 2.76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20291447944007in 2.76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34597003499563in 2.76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84319225721785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2.98515966754156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11333114610674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24140966754156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3.38485892388451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13307633420822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27652559055118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40430336832896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53208114610674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988in" svg:height="0.0024in" draw:transform="rotate (-3.14159265358979) translate (4.67404855643045in 2.777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1988in" draw:transform="rotate (-3.14159265358979) translate (3.47444225721785in 0.225in)"><text:p/><draw:enhanced-geometry draw:mirror-horizontal="false" draw:mirror-vertical="false" svg:viewBox="0 0 21600 21600" draw:type="mso-spt32" draw:enhanced-path="M 0 0 L 21600 21600 N"/></draw:custom-shape><draw:custom-shape draw:style-name="gr4" draw:text-style-name="P4" svg:width="2.1114in" svg:height="0.0134in" draw:transform="rotate (-3.14159265358979) translate (3.48833114610674in 0.0256944444444444in)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067in" svg:height="0.2197in" svg:x="1.3894in" svg:y="0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0843in" svg:x="1.4118in" svg:y="0.5354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1.1504in" svg:height="0.0012in" svg:x="1.4256in" svg:y="0.6201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43in" svg:height="0.1094in" svg:x="2.5516in" svg:y="0.6201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67in" svg:height="0.135in" draw:transform="rotate (-3.14159265358979) translate (2.05847003499563in 1.15in)"><text:p/><draw:enhanced-geometry draw:mirror-horizontal="true" draw:mirror-vertical="false" svg:viewBox="0 0 21600 21600" draw:type="mso-spt32" draw:enhanced-path="M 0 0 L 21600 21600 N"/></draw:custom-shape><draw:custom-shape draw:style-name="gr7" draw:text-style-name="P4" svg:width="1.1862in" svg:height="0.0134in" svg:x="2.0598in" svg:y="1.0146in"><text:p/><draw:enhanced-geometry draw:mirror-horizontal="false" draw:mirror-vertical="false" svg:viewBox="0 0 21600 21600" draw:type="mso-spt32" draw:enhanced-path="M 0 0 L 21600 21600 N"/></draw:custom-shape><draw:custom-shape draw:style-name="gr8" draw:text-style-name="P4" svg:width="0.0012in" svg:height="0.3898in" draw:transform="rotate (-3.14159265358979) translate (3.24627077865267in 1.03611111111111in)"><text:p/><draw:enhanced-geometry draw:mirror-horizontal="false" draw:mirror-vertical="false" svg:viewBox="0 0 21600 21600" draw:type="mso-spt32" draw:enhanced-path="M 0 0 L 21600 21600 N"/></draw:custom-shape><draw:custom-shape draw:style-name="gr9" draw:text-style-name="P4" svg:width="0.5717in" svg:height="0.0067in" svg:x="2.6736in" svg:y="0.6457in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0012in" svg:height="0.1504in" draw:transform="rotate (-3.14159265358979) translate (2.70182633420822in 0.660416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24in" svg:height="0.1551in" draw:transform="rotate (-3.14159265358979) translate (1.95638670166229in 1.64444444444444in)"><text:p/><draw:enhanced-geometry draw:mirror-horizontal="false" draw:mirror-vertical="false" svg:viewBox="0 0 21600 21600" draw:type="mso-spt32" draw:enhanced-path="M 0 0 L 21600 21600 N"/></draw:custom-shape><draw:custom-shape draw:style-name="gr11" draw:text-style-name="P4" svg:width="0.9461in" svg:height="0.0067in" svg:x="1.9681in" svg:y="1.5035in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059in" svg:height="0.1043in" draw:transform="rotate (-3.14159265358979) translate (2.92027559055118in 1.51041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39in" svg:height="0.0878in" svg:x="1.626in" svg:y="1.4307in"><text:p/><draw:enhanced-geometry draw:mirror-horizontal="true" draw:mirror-vertical="false" svg:viewBox="0 0 21600 21600" draw:type="mso-spt32" draw:enhanced-path="M 0 0 L 21600 21600 N"/></draw:custom-shape><draw:custom-shape draw:style-name="gr12" draw:text-style-name="P4" svg:width="1.2953in" svg:height="0.0106in" svg:x="0.3169in" svg:y="1.4929in"><text:p/><draw:enhanced-geometry draw:mirror-horizontal="true" draw:mirror-vertical="false" svg:viewBox="0 0 21600 21600" draw:type="mso-spt32" draw:enhanced-path="M 0 0 L 21600 21600 N"/></draw:custom-shape><draw:custom-shape draw:style-name="gr13" draw:text-style-name="P4" svg:width="0.0012in" svg:height="0.4398in" svg:x="0.3173in" svg:y="1.5043in"><text:p/><draw:enhanced-geometry draw:mirror-horizontal="false" draw:mirror-vertical="false" svg:viewBox="0 0 21600 21600" draw:type="mso-spt32" draw:enhanced-path="M 0 0 L 21600 21600 N"/></draw:custom-shape><draw:custom-shape draw:style-name="gr14" draw:text-style-name="P4" svg:width="2.4189in" svg:height="0.0024in" svg:x="0.3055in" svg:y="1.9484in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15in" svg:height="0.1343in" draw:transform="rotate (-3.14159265358979) translate (2.72474300087489in 1.95069444444444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12in" svg:height="0.1016in" svg:x="1.3591in" svg:y="0.978in"><text:p/><draw:enhanced-geometry draw:mirror-horizontal="false" draw:mirror-vertical="false" svg:viewBox="0 0 21600 21600" draw:type="mso-spt32" draw:enhanced-path="M 0 0 L 21600 21600 N"/></draw:custom-shape><draw:custom-shape draw:style-name="gr15" draw:text-style-name="P4" svg:width="1.2205in" svg:height="0.0142in" svg:x="0.139in" svg:y="1.0799in"><text:p/><draw:enhanced-geometry draw:mirror-horizontal="true" draw:mirror-vertical="false" svg:viewBox="0 0 21600 21600" draw:type="mso-spt32" draw:enhanced-path="M 0 0 L 21600 21600 N"/></draw:custom-shape><draw:custom-shape draw:style-name="gr16" draw:text-style-name="P4" svg:width="0.0071in" svg:height="1.1677in" svg:x="0.1327in" svg:y="1.0945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185in" svg:height="0.137in" svg:x="0.1327in" svg:y="2.2626in"><text:p/><draw:enhanced-geometry draw:mirror-horizontal="false" draw:mirror-vertical="false" svg:viewBox="0 0 21600 21600" draw:type="mso-spt32" draw:enhanced-path="M 0 0 L 21600 21600 N"/></draw:custom-shape><draw:custom-shape draw:style-name="gr17" draw:text-style-name="P4" svg:width="1.3031in" svg:height="0.0024in" draw:transform="rotate (-3.14159265358979) translate (1.44666447944007in 2.39652777777778in)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0012in" svg:height="0.115in" draw:transform="rotate (-3.14159265358979) translate (1.44696522309711in 2.39375in)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012in" svg:height="0.1398in" svg:x="2.7154in" svg:y="1.9508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0476in" svg:x="1.4583in" svg:y="1.4016in"><text:p/><draw:enhanced-geometry draw:mirror-horizontal="false" draw:mirror-vertical="false" svg:viewBox="0 0 21600 21600" draw:type="mso-spt32" draw:enhanced-path="M 0 0 L 21600 21600 N"/></draw:custom-shape><draw:custom-shape draw:style-name="gr18" draw:text-style-name="P4" svg:width="1.2398in" svg:height="0.0134in" draw:transform="rotate (-3.14159265358979) translate (1.45847003499563in 1.44930555555556in)"><text:p/><draw:enhanced-geometry draw:mirror-horizontal="false" draw:mirror-vertical="false" svg:viewBox="0 0 21600 21600" draw:type="mso-spt32" draw:enhanced-path="M 0 0 L 21600 21600 N"/></draw:custom-shape><draw:custom-shape draw:style-name="gr19" draw:text-style-name="P4" svg:width="0.0197in" svg:height="0.9248in" svg:x="0.2181in" svg:y="1.428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67in" svg:height="0.124in" svg:x="0.2382in" svg:y="2.3535in"><text:p/><draw:enhanced-geometry draw:mirror-horizontal="false" draw:mirror-vertical="false" svg:viewBox="0 0 21600 21600" draw:type="mso-spt32" draw:enhanced-path="M 0 0 L 21600 21600 N"/></draw:custom-shape><draw:custom-shape draw:style-name="gr20" draw:text-style-name="P4" svg:width="2.2752in" svg:height="0.0012in" svg:x="0.2453in" svg:y="2.4772in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012in" svg:height="0.1303in" draw:transform="rotate (-3.14159265358979) translate (2.52166447944007in 2.47013888888889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12in" svg:height="0.0835in" svg:x="1.128in" svg:y="0.5516in"><text:p/><draw:enhanced-geometry draw:mirror-horizontal="false" draw:mirror-vertical="false" svg:viewBox="0 0 21600 21600" draw:type="mso-spt32" draw:enhanced-path="M 0 0 L 21600 21600 N"/></draw:custom-shape><draw:custom-shape draw:style-name="gr21" draw:text-style-name="P4" svg:width="1.1413in" svg:height="0.0205in" svg:x="-0.0004in" svg:y="0.6075in"><text:p/><draw:enhanced-geometry draw:mirror-horizontal="true" draw:mirror-vertical="false" svg:viewBox="0 0 21600 21600" draw:type="mso-spt32" draw:enhanced-path="M 0 0 L 21600 21600 N"/></draw:custom-shape><draw:custom-shape draw:style-name="gr22" draw:text-style-name="P4" svg:width="0.0067in" svg:height="2.2398in" svg:x="0in" svg:y="0.6283in"><text:p/><draw:enhanced-geometry draw:mirror-horizontal="false" draw:mirror-vertical="false" svg:viewBox="0 0 21600 21600" draw:type="mso-spt32" draw:enhanced-path="M 0 0 L 21600 21600 N"/></draw:custom-shape><draw:custom-shape draw:style-name="gr23" draw:text-style-name="P4" svg:width="2.0114in" svg:height="0.0205in" svg:x="0.028in" svg:y="2.8689in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012in" svg:height="0.063in" draw:transform="rotate (-3.14159265358979) translate (2.03972003499563in 2.88958333333333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67in" svg:height="0.1004in" svg:x="3.2272in" svg:y="1.4189in"><text:p/><draw:enhanced-geometry draw:mirror-horizontal="false" draw:mirror-vertical="false" svg:viewBox="0 0 21600 21600" draw:type="mso-spt32" draw:enhanced-path="M 0 0 L 21600 21600 N"/></draw:custom-shape><draw:custom-shape draw:style-name="gr24" draw:text-style-name="P4" svg:width="1.785in" svg:height="0.0067in" draw:transform="rotate (-3.14159265358979) translate (5.01918744531934in 1.51944444444444in)"><text:p/><draw:enhanced-geometry draw:mirror-horizontal="true" draw:mirror-vertical="false" svg:viewBox="0 0 21600 21600" draw:type="mso-spt32" draw:enhanced-path="M 0 0 L 21600 21600 N"/></draw:custom-shape><draw:custom-shape draw:style-name="gr25" draw:text-style-name="P4" svg:width="0.0421in" svg:height="1.487in" svg:x="5.0193in" svg:y="1.5126in"><text:p/><draw:enhanced-geometry draw:mirror-horizontal="false" draw:mirror-vertical="false" svg:viewBox="0 0 21600 21600" draw:type="mso-spt32" draw:enhanced-path="M 0 0 L 21600 21600 N"/></draw:custom-shape><draw:custom-shape draw:style-name="gr26" draw:text-style-name="P4" svg:width="2.0488in" svg:height="0.0067in" draw:transform="rotate (-3.14159265358979) translate (5.06194225721785in 3in)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0.0142in" svg:height="0.128in" draw:transform="rotate (-3.14159265358979) translate (3.02722003499563in 2.99305555555556in)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012in" svg:height="0.0606in" svg:x="1.8209in" svg:y="1.4075in"><text:p/><draw:enhanced-geometry draw:mirror-horizontal="false" draw:mirror-vertical="false" svg:viewBox="0 0 21600 21600" draw:type="mso-spt32" draw:enhanced-path="M 0 0 L 21600 21600 N"/></draw:custom-shape><draw:custom-shape draw:style-name="gr27" draw:text-style-name="P4" svg:width="2.9933in" svg:height="0.0071in" draw:transform="rotate (-3.14159265358979) translate (4.81402559055118in 1.46875in)"><text:p/><draw:enhanced-geometry draw:mirror-horizontal="true" draw:mirror-vertical="false" svg:viewBox="0 0 21600 21600" draw:type="mso-spt32" draw:enhanced-path="M 0 0 L 21600 21600 N"/></draw:custom-shape><draw:custom-shape draw:style-name="gr28" draw:text-style-name="P4" svg:width="0.0606in" svg:height="1.3787in" svg:x="4.8146in" svg:y="1.461in"><text:p/><draw:enhanced-geometry draw:mirror-horizontal="false" draw:mirror-vertical="false" svg:viewBox="0 0 21600 21600" draw:type="mso-spt32" draw:enhanced-path="M 0 0 L 21600 21600 N"/></draw:custom-shape><draw:custom-shape draw:style-name="gr29" draw:text-style-name="P4" svg:width="0.3878in" svg:height="0.0303in" svg:x="4.4874in" svg:y="2.8335in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015in" svg:height="0.076in" draw:transform="rotate (-3.14159265358979) translate (4.48724300087489in 2.86388888888889in)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" meta:character-count="30" meta:non-whitespace-character-count="27"/>
    <meta:generator>LibreOfficeDev/6.0.5.2$Linux_X86_64 LibreOffice_project/</meta:generator>
  </office:meta>
</office:document-meta>
</file>